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0pt" officeooo:rsid="001e55b3" officeooo:paragraph-rsid="001e55b3" style:font-name-asian="Nimbus Mono L" style:font-size-asian="10pt" style:font-name-complex="Liberation Mono" style:font-size-complex="10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07d4b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55b3" officeooo:paragraph-rsid="001e55b3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55b3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70f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01d25"/>
    </style:style>
    <style:style style:name="T1" style:family="text">
      <style:text-properties officeooo:rsid="00201d25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utube</text:p>
      <text:p text:style-name="P3"/>
      <text:p text:style-name="P3"/>
      <text:p text:style-name="P3">Srapping des informations sur les videos de youtubes en lien avec des compagnies aeriennes. </text:p>
      <text:p text:style-name="P3"/>
      <text:p text:style-name="P3">variab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variable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Data_Sourc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Source de du scrapping</text:p>
          </table:table-cell>
        </table:table-row>
        <table:table-row>
          <table:table-cell table:style-name="Tableau1.A2" office:value-type="string">
            <text:p text:style-name="P1">Date_Review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1">Date du commentaire</text:p>
          </table:table-cell>
        </table:table-row>
        <table:table-row>
          <table:table-cell table:style-name="Tableau1.A2" office:value-type="string">
            <text:p text:style-name="P1">Review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Commentaire <text:span text:style-name="T1">en anglais</text:span></text:p>
          </table:table-cell>
        </table:table-row>
        <table:table-row>
          <table:table-cell table:style-name="Tableau1.A2" office:value-type="string">
            <text:p text:style-name="P1">Titl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Titre de la vidéo</text:p>
          </table:table-cell>
        </table:table-row>
        <table:table-row>
          <table:table-cell table:style-name="Tableau1.A2" office:value-type="string">
            <text:p text:style-name="P1">Author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Chaine de la vidéo</text:p>
          </table:table-cell>
        </table:table-row>
        <table:table-row>
          <table:table-cell table:style-name="Tableau1.A2" office:value-type="string">
            <text:p text:style-name="P1">Description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Description de la video </text:p>
          </table:table-cell>
        </table:table-row>
        <table:table-row>
          <table:table-cell table:style-name="Tableau1.A2" office:value-type="string">
            <text:p text:style-name="P1">Date_publication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1">Date de la video</text:p>
          </table:table-cell>
        </table:table-row>
        <table:table-row>
          <table:table-cell table:style-name="Tableau1.A2" office:value-type="string">
            <text:p text:style-name="P1">View_Count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Nombre de vue de la video</text:p>
          </table:table-cell>
        </table:table-row>
        <table:table-row>
          <table:table-cell table:style-name="Tableau1.A2" office:value-type="string">
            <text:p text:style-name="P1">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Nombre de likes</text:p>
          </table:table-cell>
        </table:table-row>
        <table:table-row>
          <table:table-cell table:style-name="Tableau1.A2" office:value-type="string">
            <text:p text:style-name="P1">Dis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Nombre de dislikes</text:p>
          </table:table-cell>
        </table:table-row>
        <table:table-row>
          <table:table-cell table:style-name="Tableau1.A2" office:value-type="string">
            <text:p text:style-name="P1">Nb_subscriber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Nombre d’abonnées</text:p>
          </table:table-cell>
        </table:table-row>
        <table:table-row>
          <table:table-cell table:style-name="Tableau1.A2" office:value-type="string">
            <text:p text:style-name="P1">Nb_comment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Nombre de commentaire</text:p>
          </table:table-cell>
        </table:table-row>
        <table:table-row>
          <table:table-cell table:style-name="Tableau1.A2" office:value-type="string">
            <text:p text:style-name="P1">hashtags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Hashtags de la video</text:p>
          </table:table-cell>
        </table:table-row>
      </table:table>
      <text:p text:style-name="P3"/>
      <text:p text:style-name="P3"/>
      <text:p text:style-name="P4"/>
      <text:p text:style-name="P5">Scrapping en plusieurs étapes : </text:p>
      <text:p text:style-name="P5"/>
      <text:p text:style-name="P5">- définition des équations de recherche</text:p>
      <text:p text:style-name="P5">- Pour chaqu’une des ces équations, sélection des vidéos dont la date de publication date de « cette semaine ». </text:p>
      <text:p text:style-name="P5">- Pour chaque commentaire de chaque vidéo, on va récupérer et enregistrer les différentes variables dans un dictionnaire.</text:p>
      <text:p text:style-name="P5">- Les différents dictionnaires seront exportés dans un fichier json </text:p>
      <text:p text:style-name="P5"/>
      <text:p text:style-name="P5">Afin de récupérer les commentaires, il faut passer par phantonJs, afin de pouvoir « scroll » <text:span text:style-name="T1">la page internet. En effet phantomJS va simuler l’ouverture d’une page internet et les actions d’un être humain qui consiste à afficher le bas de la page et faire actualise les commentaires de youtube. </text:span></text:p>
      <text:p text:style-name="P5"/>
      <text:p text:style-name="P5"/>
      <text:p text:style-name="P5"/>
      <text:p text:style-name="P6">Afin de récupérer les données nous passons par le code htlm de la page. </text:p>
      <text:p text:style-name="P6"/>
      <text:p text:style-name="P6"/>
      <text:p text:style-name="P6"/>
      <text:p text:style-name="P6">Quelques statistiques : </text:p>
      <text:p text:style-name="P6"/>
      <text:p text:style-name="P6">Étant sur youtube, toutes les variables sont normalement remplie sauf hashtags</text:p>
      <text:p text:style-name="P6"/>
      <text:p text:style-name="P2"><text:span text:style-name="T1">on a 3431 équations de recherche ce qui nous donne environ 10 000 commentaires. </text:span></text:p>
      <text:p text:style-name="P2"/>
      <text:p text:style-name="P2"><text:span text:style-name="T1"><text:s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0:28:01.488960783</meta:creation-date>
    <dc:date>2020-01-15T16:24:06.684425983</dc:date>
    <meta:editing-duration>PT2M57S</meta:editing-duration>
    <meta:editing-cycles>1</meta:editing-cycles>
    <meta:document-statistic meta:table-count="1" meta:image-count="0" meta:object-count="0" meta:page-count="1" meta:paragraph-count="56" meta:word-count="244" meta:character-count="1491" meta:non-whitespace-character-count="1292"/>
    <meta:generator>LibreOffice/5.1.6.2$Linux_X86_64 LibreOffice_project/10m0$Build-2</meta:generator>
  </office:meta>
</office:document-meta>
</file>